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cc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draw:fill="solid" draw:fill-color="#7da647" draw:textarea-horizontal-align="justify" draw:textarea-vertical-align="middle" draw:auto-grow-height="fals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33cc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66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99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NE – PRELINK LIMS INTEGRATION</text:p>
      <text:p text:style-name="P1"/>
      <text:p text:style-name="P1"><draw:custom-shape text:anchor-type="paragraph" draw:z-index="11" draw:style-name="gr6" draw:text-style-name="P4" svg:width="3.6689in" svg:height="1.4697in" svg:x="3.8555in" svg:y="7.339in"><text:p text:style-name="P4">A third party platform which provides a SOAP</text:p><text:p text:style-name="P4">Public interface with the following methods:</text:p><text:p text:style-name="P4"><text:s/><text:span text:style-name="T2">GetFolioResults</text:span>, <text:span text:style-name="T2">GetNewResults</text:span>, <text:span text:style-name="T2">GetPriorityList</text:span>, </text:p><text:p text:style-name="P4"><text:span text:style-name="T2">GetProfileCodes</text:span>, <text:span text:style-name="T2">GetRequestResults</text:span>,</text:p><text:p text:style-name="P4"><text:span text:style-name="T2">GetResultsByDate</text:span>, </text:p><text:p text:style-name="P4"><text:span text:style-name="T2">GetResultsFromRequestNumber</text:span>,</text:p><text:p text:style-name="P4"><text:span text:style-name="T2">GetTestCodes</text:span>, <text:span text:style-name="T2">OrderRequest</text:span></text:p><draw:enhanced-geometry svg:viewBox="0 0 21600 21600" draw:mirror-horizontal="false" draw:type="line-callout-1" draw:modifiers="-1013.77744133232 -1367.21776098252 -1009.68962906889 5652.52716107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0" draw:style-name="gr8" svg:width="0.3217in" svg:height="2.3815in" draw:transform="rotate (0.585907029894496) translate (3.82361111111111in 4.1375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7" svg:width="0.3217in" svg:height="2.3815in" draw:transform="rotate (0.585907029894496) translate (2.99027777777778in 4.1375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6" draw:text-style-name="P4" svg:width="2.524in" svg:height="1.4213in" svg:x="4.9898in" svg:y="3.8689in"><text:p text:style-name="P4">1. Get new results from PreLink</text:p><text:p text:style-name="P4">(I) By new results </text:p><text:p text:style-name="P4">(<text:span text:style-name="T2">GetNewResults</text:span>)</text:p><text:p text:style-name="P4">(II) As a fallback where necessary,</text:p><text:p text:style-name="P4">Get results for a specific patient</text:p><text:p text:style-name="P4">By date using(<text:span text:style-name="T2">GetResultsByDate</text:span>)</text:p><draw:enhanced-geometry svg:viewBox="0 0 21600 21600" draw:mirror-horizontal="false" draw:type="line-callout-1" draw:modifiers="-2275.8734525447 15859.6971177333 -1473.67262723521 5845.8231558378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6" draw:style-name="gr6" draw:text-style-name="P4" svg:width="1.9114in" svg:height="1.2185in" svg:x="5.3272in" svg:y="1.7165in"><text:p text:style-name="P4">Nothing is saved in</text:p><text:p text:style-name="P4">SPINE but it will be able </text:p><text:p text:style-name="P4">To call results</text:p><text:p text:style-name="P4">For display in the system</text:p><text:p text:style-name="P4">From the gateway</text:p><draw:enhanced-geometry svg:viewBox="0 0 21600 21600" draw:mirror-horizontal="false" draw:type="line-callout-1" draw:modifiers="-15582.128586996 9489.23076923077 -1953.65056302216 6818.4615384615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4" draw:style-name="gr5" svg:width="0.3571in" svg:height="1.6858in" draw:transform="rotate (2.61066349513312) translate (3.57847222222222in 2.91180555555556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4" svg:width="0.3571in" svg:height="1.6858in" draw:transform="rotate (-0.493753645389196) translate (3.3375in 1.27777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3" draw:text-style-name="P5" svg:width="2.6669in" svg:height="1.063in" svg:x="3.4134in" svg:y="6.0909in"><text:p text:style-name="P4"><text:span text:style-name="T1">PreLink LIM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5" svg:width="2.7087in" svg:height="1.1461in" svg:x="2.1264in" svg:y="2.9118in"><text:p text:style-name="P4"><text:span text:style-name="T1">PreLink Gatewa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draw:text-style-name="P5" svg:width="2.8543in" svg:height="1.0213in" svg:x="2.6862in" svg:y="0.2571in"><text:p text:style-name="P4"><text:span text:style-name="T1">SP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6" draw:text-style-name="P4" svg:width="1.874in" svg:height="1.1732in" svg:x="0.0984in" svg:y="0.039in"><text:p text:style-name="P4">Spine should be </text:p><text:p text:style-name="P4">able to retrieve patient </text:p><text:p text:style-name="P4">Results through the </text:p><text:p text:style-name="P4">Gateway by filtering date.</text:p><draw:enhanced-geometry svg:viewBox="0 0 21600 21600" draw:mirror-horizontal="true" draw:type="line-callout-1" draw:modifiers="-11180.1407928863 34649.4674556213 -1976.73212300852 7080.710059171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style-name="gr6" draw:text-style-name="P4" svg:width="1.887in" svg:height="1.8358in" svg:x="0.0555in" svg:y="0.0453in"><text:p text:style-name="P4">The gateway is responsible</text:p><text:p text:style-name="P4">For interaction with the </text:p><text:p text:style-name="P4">PreLink LIMS as follows:</text:p><text:p text:style-name="P4">1. It periodically requests</text:p><text:p text:style-name="P4">PreLink for any available</text:p><text:p text:style-name="P4">Updates on lab results</text:p><text:p text:style-name="P4">And updates the results for</text:p><text:p text:style-name="P4">The relevant patients</text:p><draw:enhanced-geometry svg:viewBox="0 0 21600 21600" draw:mirror-horizontal="true" draw:type="line-callout-1" draw:modifiers="-6095.3642384106 -1290.77155824508 -1978.80794701987 4525.86989409985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09-10T09:16:52</meta:creation-date>
    <dc:date>2012-10-25T10:35:25</dc:date>
    <dc:creator>Chimwemwe Kachaje</dc:creator>
    <meta:editing-duration>PT2H6M24S</meta:editing-duration>
    <meta:editing-cycles>25</meta:editing-cycles>
    <meta:generator>LibreOffice/3.6$Linux_X86_64 LibreOffice_project/360m1$Build-2</meta:generator>
    <meta:printed-by>Chimwemwe Kachaje</meta:printed-by>
    <meta:print-date>2012-09-10T10:37:51</meta:print-date>
    <meta:document-statistic meta:table-count="0" meta:image-count="0" meta:object-count="0" meta:page-count="1" meta:paragraph-count="1" meta:word-count="5" meta:character-count="32" meta:non-whitespace-character-count="28"/>
  </office:meta>
</office:document-meta>
</file>